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Base06GreyBackground">
      <style:table-cell-properties fo:border-bottom="none" fo:border-left="2.24pt solid #757575" fo:border-right="none" fo:border-top="none"/>
    </style:style>
    <style:style style:name="ce9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btração" table:style-name="ta1">
        <table:table-column table:style-name="co1" table:number-columns-repeated="16335" table:default-cell-style-name="Default"/>
        <table:table-row table:style-name="ro1">
          <table:table-cell table:style-name="ce7" office:value-type="string" calcext:value-type="string" table:number-columns-spanned="37" table:number-rows-spanned="1">
            <text:p>SUBTRAÇÃO</text:p>
          </table:table-cell>
          <table:covered-table-cell table:number-columns-repeated="36"/>
          <table:table-cell table:number-columns-repeated="16298"/>
        </table:table-row>
        <table:table-row table:style-name="ro2">
          <table:table-cell table:style-name="Heading_20_2" office:value-type="string" calcext:value-type="string" table:number-columns-spanned="37" table:number-rows-spanned="1">
            <text:p>LINHA − COLUNA</text:p>
          </table:table-cell>
          <table:covered-table-cell table:number-columns-repeated="18" table:style-name="Heading_20_2"/>
          <table:covered-table-cell table:number-columns-repeated="18"/>
          <table:table-cell table:number-columns-repeated="16298"/>
        </table:table-row>
        <table:table-row table:style-name="ro2" table:number-rows-repeated="3">
          <table:table-cell table:number-columns-repeated="16335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8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style-name="Base06GreyBackground" office:value-type="string" calcext:value-type="string">
            <text:p>−54 ₆</text:p>
          </table:table-cell>
          <table:table-cell table:style-name="Base06" office:value-type="string" calcext:value-type="string">
            <text:p>−5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9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style-name="Base06GreyBackground" office:value-type="string" calcext:value-type="string">
            <text:p>−5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8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9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8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9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8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9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8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9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8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9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8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9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8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9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8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9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8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9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8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9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8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9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8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9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8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9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8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9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8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9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8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9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8" office:value-type="string" calcext:value-type="string">
            <text:p>54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9" office:value-type="string" calcext:value-type="string">
            <text:p>55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298"/>
        </table:table-row>
        <table:table-row table:style-name="ro2" table:number-rows-repeated="1048370">
          <table:table-cell table:number-columns-repeated="16335"/>
        </table:table-row>
        <table:table-row table:style-name="ro3" table:number-rows-repeated="163">
          <table:table-cell table:number-columns-repeated="16335"/>
        </table:table-row>
        <table:table-row table:style-name="ro3">
          <table:table-cell table:number-columns-repeated="16335"/>
        </table:table-row>
      </table:table>
      <table:table table:name="Subtração (com decimal)" table:style-name="ta1">
        <table:table-column table:style-name="co1" table:number-columns-repeated="16354" table:default-cell-style-name="Default"/>
        <table:table-row table:style-name="ro1">
          <table:table-cell table:style-name="ce7" office:value-type="string" calcext:value-type="string" table:number-columns-spanned="38" table:number-rows-spanned="1">
            <text:p>SUBTRA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office:value-type="string" calcext:value-type="string" table:number-columns-spanned="38" table:number-rows-spanned="1">
            <text:p>LINHA − COLUNA</text:p>
          </table:table-cell>
          <table:covered-table-cell table:number-columns-repeated="37" table:style-name="Heading_20_2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number-columns-repeated="16316"/>
        </table:table-row>
        <table:table-row table:style-name="ro2" table:number-rows-repeated="5">
          <table:table-cell table:number-columns-repeated="16354"/>
        </table:table-row>
        <table:table-row table:style-name="ro1">
          <table:table-cell table:style-name="Heading" table:formula="of:=[.A1]" office:value-type="string" office:string-value="SUBTRAÇÃO" calcext:value-type="string" table:number-columns-spanned="38" table:number-rows-spanned="1">
            <text:p>SUBTRA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table:formula="of:=[.A2]" office:value-type="string" office:string-value="LINHA − COLUNA" calcext:value-type="string" table:number-columns-spanned="38" table:number-rows-spanned="1">
            <text:p>LINHA − COLUNA</text:p>
          </table:table-cell>
          <table:covered-table-cell table:number-columns-repeated="37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style-name="Base10GreyBackgroundMiddleColumn" office:value-type="string" calcext:value-type="string">
            <text:p>−34 ₁₀</text:p>
          </table:table-cell>
          <table:table-cell table:style-name="Base06GreyBackground" office:value-type="string" calcext:value-type="string">
            <text:p>−54 ₆</text:p>
          </table:table-cell>
          <table:table-cell table:style-name="Base10MiddleColumn" office:value-type="string" calcext:value-type="string">
            <text:p>−35 ₁₀</text:p>
          </table:table-cell>
          <table:table-cell table:style-name="Base06" office:value-type="string" calcext:value-type="string">
            <text:p>−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style-name="Base10GreyBackgroundMiddleColumn" office:value-type="string" calcext:value-type="string">
            <text:p>−34 ₁₀</text:p>
          </table:table-cell>
          <table:table-cell table:style-name="Base06GreyBackground" office:value-type="string" calcext:value-type="string">
            <text:p>−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316"/>
        </table:table-row>
        <table:table-row table:style-name="ro2" table:number-rows-repeated="1048399">
          <table:table-cell table:number-columns-repeated="16354"/>
        </table:table-row>
        <table:table-row table:style-name="ro3" table:number-rows-repeated="87">
          <table:table-cell table:number-columns-repeated="16354"/>
        </table:table-row>
        <table:table-row table:style-name="ro3"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8:16:30.953394542</dc:date>
    <meta:editing-duration>PT3H4M33S</meta:editing-duration>
    <meta:editing-cycles>48</meta:editing-cycles>
    <meta:generator>LibreOffice/7.4.3.2$Linux_X86_64 LibreOffice_project/40$Build-2</meta:generator>
    <meta:document-statistic meta:table-count="2" meta:cell-count="4182" meta:object-count="0"/>
  </office:meta>
</office:document-meta>
</file>